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80000030959EE7AADC550AE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8.42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0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4.537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33cm" fo:min-width="18.497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47cm"/>
    </style:style>
    <style:style style:name="gr7" style:family="graphic" style:parent-style-name="standard">
      <style:graphic-properties draw:stroke="none" svg:stroke-color="#000000" draw:fill="none" draw:fill-color="#ffffff" draw:textarea-vertical-align="bottom" fo:min-height="1.0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33cm" fo:min-width="2.04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2.319cm" fo:min-width="2.038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.014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015cm"/>
    </style:style>
    <style:style style:name="gr12" style:family="graphic" style:parent-style-name="standard">
      <style:graphic-properties draw:stroke="none" svg:stroke-color="#000000" draw:fill="none" draw:fill-color="#ffffff" draw:textarea-vertical-align="top" fo:min-height="1.02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start="Square_20_45_20_unfilled" draw:fill="none" draw:textarea-vertical-align="middle"/>
    </style:style>
    <style:style style:name="gr15" style:family="graphic" style:parent-style-name="objectwithoutfill">
      <style:graphic-properties svg:stroke-width="0.081cm" draw:marker-start="Square_20_45_20_unfille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draw:stroke="dash" draw:stroke-dash="Ultrafine_20_Dashed" draw:marker-start="Double_20_Arrow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vertical-align="bottom" fo:min-height="1.01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279cm" fo:min-width="2.038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995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994cm"/>
    </style:style>
    <style:style style:name="gr21" style:family="graphic" style:parent-style-name="standard">
      <style:graphic-properties draw:stroke="none" svg:stroke-color="#000000" draw:fill="none" draw:fill-color="#ffffff" draw:textarea-vertical-align="bottom" fo:min-height="1.015cm"/>
    </style:style>
    <style:style style:name="gr22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2.047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width="0.212cm" svg:stroke-color="#ed1c24" draw:marker-start-width="0.518cm" draw:marker-end-width="0.518cm" draw:fill="none" draw:fill-color="#729fcf" draw:textarea-horizontal-align="justify" draw:textarea-vertical-align="middle" draw:auto-grow-height="false" fo:min-height="6.183cm" fo:min-width="2.463cm" fo:padding-top="0.231cm" fo:padding-bottom="0.231cm" fo:padding-left="0.356cm" fo:padding-right="0.356cm"/>
    </style:style>
    <style:style style:name="gr26" style:family="graphic" style:parent-style-name="standard">
      <style:graphic-properties svg:stroke-width="0.212cm" svg:stroke-color="#ed1c24" draw:marker-start-width="0.518cm" draw:marker-end-width="0.518cm" draw:fill="none" draw:fill-color="#729fcf" draw:textarea-horizontal-align="justify" draw:textarea-vertical-align="middle" draw:auto-grow-height="false" fo:min-height="2.69cm" fo:min-width="2.463cm" fo:padding-top="0.231cm" fo:padding-bottom="0.231cm" fo:padding-left="0.356cm" fo:padding-right="0.356cm"/>
    </style:style>
    <style:style style:name="gr27" style:family="graphic" style:parent-style-name="standard">
      <style:graphic-properties svg:stroke-width="0.212cm" svg:stroke-color="#ed1c24" draw:marker-start-width="0.518cm" draw:marker-end-width="0.518cm" draw:fill="none" draw:fill-color="#729fcf" draw:textarea-horizontal-align="justify" draw:textarea-vertical-align="middle" draw:auto-grow-height="false" fo:min-height="1.432cm" fo:min-width="1.8cm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end"/>
    </style:style>
    <style:style style:name="P11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2cm" svg:height="1.27cm" svg:x="3.54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92cm" svg:height="1.27cm" svg:x="3.54cm" svg:y="2.27cm">
          <draw:text-box>
            <text:p text:style-name="P2"><text:span text:style-name="T1">13.8V: </text:span><text:span text:style-name="T1">DCPower </text:span><text:span text:style-name="T1">/ LiPo</text:span></text:p>
          </draw:text-box>
        </draw:frame>
        <draw:custom-shape draw:style-name="gr3" draw:text-style-name="P1" draw:layer="layout" svg:width="2.54cm" svg:height="1.27cm" svg:x="3.546cm" svg:y="4.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67cm" svg:height="1.27cm" svg:x="3.529cm" svg:y="4.81cm">
          <draw:text-box>
            <text:p text:style-name="P2"><text:span text:style-name="T1">DCDC</text:span></text:p>
            <text:p text:style-name="P2"><text:span text:style-name="T1">10V</text:span></text:p>
          </draw:text-box>
        </draw:frame>
        <draw:custom-shape draw:style-name="gr3" draw:text-style-name="P1" draw:layer="layout" svg:width="2.54cm" svg:height="1.27cm" svg:x="3.547cm" svg:y="4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37cm" svg:height="1.27cm" svg:x="7.35cm" svg:y="4.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247cm" svg:height="1.27cm" svg:x="7.35cm" svg:y="4.81cm">
          <draw:text-box>
            <text:p text:style-name="P2"><text:span text:style-name="T1">DCDC</text:span></text:p>
            <text:p text:style-name="P2"><text:span text:style-name="T1">5V</text:span></text:p>
          </draw:text-box>
        </draw:frame>
        <draw:custom-shape draw:style-name="gr5" draw:text-style-name="P1" draw:layer="layout" svg:width="18.997cm" svg:height="2.58cm" svg:x="9.963cm" svg:y="7.3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4.097cm" svg:height="1.297cm" svg:x="11.18cm" svg:y="7.323cm">
          <draw:text-box>
            <text:p text:style-name="P2"><text:span text:style-name="T1">BeagleB</text:span><text:span text:style-name="T1">one</text:span></text:p>
          </draw:text-box>
        </draw:frame>
        <draw:frame draw:style-name="gr7" draw:text-style-name="P3" draw:layer="layout" svg:width="2.513cm" svg:height="1.27cm" svg:x="9.947cm" svg:y="8.62cm">
          <draw:text-box>
            <text:p text:style-name="P2"><text:span text:style-name="T1">5V</text:span></text:p>
          </draw:text-box>
        </draw:frame>
        <draw:frame draw:style-name="gr7" draw:text-style-name="P3" draw:layer="layout" svg:width="2.383cm" svg:height="1.27cm" svg:x="13.92cm" svg:y="8.62cm">
          <draw:text-box>
            <text:p text:style-name="P2"><text:span text:style-name="T1">3.3V</text:span></text:p>
          </draw:text-box>
        </draw:frame>
        <draw:custom-shape draw:style-name="gr8" draw:text-style-name="P1" draw:layer="layout" svg:width="2.547cm" svg:height="2.58cm" svg:x="13.723cm" svg:y="18.7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13.781cm" svg:y="18.76cm">
          <draw:text-box>
            <text:p text:style-name="P2"><text:span text:style-name="T1">3.3V</text:span></text:p>
          </draw:text-box>
        </draw:frame>
        <draw:frame draw:style-name="gr2" draw:text-style-name="P3" draw:layer="layout" svg:width="2.383cm" svg:height="1.27cm" svg:x="13.782cm" svg:y="20.06cm">
          <draw:text-box>
            <text:p text:style-name="P2"><text:span text:style-name="T1">OLED</text:span></text:p>
          </draw:text-box>
        </draw:frame>
        <draw:custom-shape draw:style-name="gr9" draw:text-style-name="P1" draw:layer="layout" svg:width="2.538cm" svg:height="2.569cm" svg:x="13.723cm" svg:y="26.4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374cm" svg:height="1.264cm" svg:x="13.781cm" svg:y="26.41cm">
          <draw:text-box>
            <text:p text:style-name="P2"><text:span text:style-name="T1">3.3V</text:span></text:p>
          </draw:text-box>
        </draw:frame>
        <draw:frame draw:style-name="gr11" draw:text-style-name="P3" draw:layer="layout" svg:width="2.374cm" svg:height="1.265cm" svg:x="13.782cm" svg:y="27.704cm">
          <draw:text-box>
            <text:p text:style-name="P2"><text:span text:style-name="T1">GPS</text:span></text:p>
          </draw:text-box>
        </draw:frame>
        <draw:custom-shape draw:style-name="gr8" draw:text-style-name="P1" draw:layer="layout" svg:width="2.547cm" svg:height="2.58cm" svg:x="13.696cm" svg:y="14.9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13.754cm" svg:y="14.94cm">
          <draw:text-box>
            <text:p text:style-name="P2"><text:span text:style-name="T1">3.3V</text:span></text:p>
          </draw:text-box>
        </draw:frame>
        <draw:frame draw:style-name="gr2" draw:text-style-name="P3" draw:layer="layout" svg:width="2.383cm" svg:height="1.27cm" svg:x="13.755cm" svg:y="16.24cm">
          <draw:text-box>
            <text:p text:style-name="P2"><text:span text:style-name="T1">ADC</text:span></text:p>
          </draw:text-box>
        </draw:frame>
        <draw:custom-shape draw:style-name="gr8" draw:text-style-name="P1" draw:layer="layout" svg:width="2.547cm" svg:height="2.58cm" svg:x="3.503cm" svg:y="14.9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3.561cm" svg:y="14.98cm">
          <draw:text-box>
            <text:p text:style-name="P2"><text:span text:style-name="T1">10V</text:span></text:p>
          </draw:text-box>
        </draw:frame>
        <draw:frame draw:style-name="gr2" draw:text-style-name="P3" draw:layer="layout" svg:width="2.383cm" svg:height="1.27cm" svg:x="3.562cm" svg:y="16.28cm">
          <draw:text-box>
            <text:p text:style-name="P2"><text:span text:style-name="T1">ACC</text:span></text:p>
          </draw:text-box>
        </draw:frame>
        <draw:custom-shape draw:style-name="gr8" draw:text-style-name="P1" draw:layer="layout" svg:width="2.547cm" svg:height="2.58cm" svg:x="9.92cm" svg:y="11.1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9.978cm" svg:y="11.14cm">
          <draw:text-box>
            <text:p text:style-name="P2"><text:span text:style-name="T1">5V</text:span></text:p>
          </draw:text-box>
        </draw:frame>
        <draw:frame draw:style-name="gr2" draw:text-style-name="P5" draw:layer="layout" svg:width="2.383cm" svg:height="1.27cm" svg:x="9.979cm" svg:y="12.44cm">
          <draw:text-box>
            <text:p text:style-name="P4"><text:span text:style-name="T2">LCD</text:span></text:p>
            <text:p text:style-name="P4"><text:span text:style-name="T2">DISPLAY</text:span></text:p>
          </draw:text-box>
        </draw:frame>
        <draw:frame draw:style-name="gr12" draw:text-style-name="P3" draw:layer="layout" svg:width="2.513cm" svg:height="1.27cm" svg:x="9.948cm" svg:y="7.32cm">
          <draw:text-box>
            <text:p text:style-name="P2"><text:span text:style-name="T1">5V</text:span></text:p>
          </draw:text-box>
        </draw:frame>
        <draw:frame draw:style-name="gr7" draw:text-style-name="P3" draw:layer="layout" svg:width="2.383cm" svg:height="1.27cm" svg:x="16.321cm" svg:y="8.62cm">
          <draw:text-box>
            <text:p text:style-name="P2"><text:span text:style-name="T1">GPIO</text:span></text:p>
          </draw:text-box>
        </draw:frame>
        <draw:frame draw:style-name="gr7" draw:text-style-name="P3" draw:layer="layout" svg:width="2.383cm" svg:height="1.27cm" svg:x="18.922cm" svg:y="8.62cm">
          <draw:text-box>
            <text:p text:style-name="P2"><text:span text:style-name="T1">I2C-2</text:span></text:p>
          </draw:text-box>
        </draw:frame>
        <draw:frame draw:style-name="gr7" draw:text-style-name="P3" draw:layer="layout" svg:width="2.383cm" svg:height="1.27cm" svg:x="21.423cm" svg:y="8.62cm">
          <draw:text-box>
            <text:p text:style-name="P2"><text:span text:style-name="T1">UART</text:span></text:p>
          </draw:text-box>
        </draw:frame>
        <draw:line draw:style-name="gr13" draw:text-style-name="P1" draw:layer="layout" svg:x1="20.07cm" svg:y1="23.86cm" svg:x2="20.07cm" svg:y2="9.89cm">
          <text:p/>
        </draw:line>
        <draw:line draw:style-name="gr14" draw:text-style-name="P1" draw:layer="layout" svg:x1="16.25cm" svg:y1="16.875cm" svg:x2="20.07cm" svg:y2="16.885cm">
          <text:p/>
        </draw:line>
        <draw:line draw:style-name="gr14" draw:text-style-name="P1" draw:layer="layout" svg:x1="16.25cm" svg:y1="20.03cm" svg:x2="20.07cm" svg:y2="20.04cm">
          <text:p/>
        </draw:line>
        <draw:line draw:style-name="gr13" draw:text-style-name="P1" draw:layer="layout" svg:x1="22.61cm" svg:y1="38.44cm" svg:x2="22.61cm" svg:y2="9.89cm">
          <text:p/>
        </draw:line>
        <draw:line draw:style-name="gr14" draw:text-style-name="P1" draw:layer="layout" svg:x1="16.251cm" svg:y1="27.674cm" svg:x2="22.578cm" svg:y2="27.674cm">
          <text:p/>
        </draw:line>
        <draw:line draw:style-name="gr15" draw:text-style-name="P1" draw:layer="layout" svg:x1="12.323cm" svg:y1="12.43cm" svg:x2="17.53cm" svg:y2="12.43cm">
          <text:p/>
        </draw:line>
        <draw:line draw:style-name="gr16" draw:text-style-name="P1" draw:layer="layout" svg:x1="4.87cm" svg:y1="14.98cm" svg:x2="4.87cm" svg:y2="6.09cm">
          <text:p/>
        </draw:line>
        <draw:line draw:style-name="gr16" draw:text-style-name="P1" draw:layer="layout" svg:x1="11.17cm" svg:y1="7.36cm" svg:x2="11.17cm" svg:y2="6.09cm">
          <text:p/>
        </draw:line>
        <draw:line draw:style-name="gr16" draw:text-style-name="P1" draw:layer="layout" svg:x1="11.17cm" svg:y1="11.16cm" svg:x2="11.17cm" svg:y2="9.89cm">
          <text:p/>
        </draw:line>
        <draw:line draw:style-name="gr16" draw:text-style-name="P1" draw:layer="layout" svg:x1="15.015cm" svg:y1="14.97cm" svg:x2="14.99cm" svg:y2="9.89cm">
          <text:p/>
        </draw:line>
        <draw:line draw:style-name="gr16" draw:text-style-name="P1" draw:layer="layout" svg:x1="14.97cm" svg:y1="18.76cm" svg:x2="14.97cm" svg:y2="17.49cm">
          <text:p/>
        </draw:line>
        <draw:line draw:style-name="gr16" draw:text-style-name="P1" draw:layer="layout" svg:x1="14.97cm" svg:y1="22.56cm" svg:x2="14.97cm" svg:y2="21.29cm">
          <text:p/>
        </draw:line>
        <draw:line draw:style-name="gr16" draw:text-style-name="P1" draw:layer="layout" svg:x1="11.17cm" svg:y1="4.76cm" svg:x2="11.17cm" svg:y2="3.49cm">
          <text:p/>
        </draw:line>
        <draw:line draw:style-name="gr16" draw:text-style-name="P1" draw:layer="layout" svg:x1="4.87cm" svg:y1="4.81cm" svg:x2="4.87cm" svg:y2="3.54cm">
          <text:p/>
        </draw:line>
        <draw:custom-shape draw:style-name="gr9" draw:text-style-name="P1" draw:layer="layout" svg:width="2.538cm" svg:height="2.569cm" svg:x="13.72cm" svg:y="34.017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374cm" svg:height="1.264cm" svg:x="13.778cm" svg:y="34.027cm">
          <draw:text-box>
            <text:p text:style-name="P2"><text:span text:style-name="T1">3.3V</text:span></text:p>
          </draw:text-box>
        </draw:frame>
        <draw:frame draw:style-name="gr11" draw:text-style-name="P5" draw:layer="layout" svg:width="2.374cm" svg:height="1.265cm" svg:x="13.779cm" svg:y="35.321cm">
          <draw:text-box>
            <text:p text:style-name="P2"><text:span text:style-name="T2">USB2SER</text:span></text:p>
            <text:p text:style-name="P2"><text:span text:style-name="T2">DEBUG</text:span></text:p>
          </draw:text-box>
        </draw:frame>
        <draw:frame draw:style-name="gr17" draw:text-style-name="P7" draw:layer="layout" svg:width="2.277cm" svg:height="1.264cm" svg:x="16.251cm" svg:y="26.41cm">
          <draw:text-box>
            <text:p text:style-name="P6"><text:span text:style-name="T1">ttyS4</text:span></text:p>
          </draw:text-box>
        </draw:frame>
        <draw:line draw:style-name="gr14" draw:text-style-name="P1" draw:layer="layout" svg:x1="16.252cm" svg:y1="35.241cm" svg:x2="22.578cm" svg:y2="35.261cm">
          <text:p/>
        </draw:line>
        <draw:frame draw:style-name="gr17" draw:text-style-name="P7" draw:layer="layout" svg:width="3.796cm" svg:height="1.264cm" svg:x="16.251cm" svg:y="33.977cm">
          <draw:text-box>
            <text:p text:style-name="P6"><text:span text:style-name="T1">ttyS</text:span><text:span text:style-name="T1">0 </text:span><text:span text:style-name="T1">(co</text:span><text:span text:style-name="T1">n)</text:span></text:p>
          </draw:text-box>
        </draw:frame>
        <draw:custom-shape draw:style-name="gr18" draw:text-style-name="P1" draw:layer="layout" svg:width="2.538cm" svg:height="2.529cm" svg:x="13.72cm" svg:y="30.193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2.374cm" svg:height="1.245cm" svg:x="13.778cm" svg:y="30.203cm">
          <draw:text-box>
            <text:p text:style-name="P2"><text:span text:style-name="T1">3.3</text:span><text:span text:style-name="T1">V</text:span></text:p>
          </draw:text-box>
        </draw:frame>
        <draw:frame draw:style-name="gr20" draw:text-style-name="P5" draw:layer="layout" svg:width="2.374cm" svg:height="1.244cm" svg:x="13.779cm" svg:y="31.478cm">
          <draw:text-box>
            <text:p text:style-name="P2"><text:span text:style-name="T2">USB</text:span><text:span text:style-name="T2">2SE</text:span><text:span text:style-name="T2">R</text:span></text:p>
            <text:p text:style-name="P2"><text:span text:style-name="T2">I/O</text:span></text:p>
          </draw:text-box>
        </draw:frame>
        <draw:frame draw:style-name="gr21" draw:text-style-name="P7" draw:layer="layout" svg:width="2.277cm" svg:height="1.265cm" svg:x="16.251cm" svg:y="30.193cm">
          <draw:text-box>
            <text:p text:style-name="P6"><text:span text:style-name="T1">ttyS1</text:span></text:p>
          </draw:text-box>
        </draw:frame>
        <draw:line draw:style-name="gr14" draw:text-style-name="P1" draw:layer="layout" svg:x1="16.252cm" svg:y1="31.458cm" svg:x2="22.578cm" svg:y2="31.468cm">
          <text:p/>
        </draw:line>
        <draw:frame draw:style-name="gr7" draw:text-style-name="P3" draw:layer="layout" svg:width="2.383cm" svg:height="1.27cm" svg:x="26.524cm" svg:y="8.62cm">
          <draw:text-box>
            <text:p text:style-name="P2"><text:span text:style-name="T1">SPI-1</text:span></text:p>
          </draw:text-box>
        </draw:frame>
        <draw:line draw:style-name="gr13" draw:text-style-name="P1" draw:layer="layout" svg:x1="6.207cm" svg:y1="16.24cm" svg:x2="13.72cm" svg:y2="16.24cm">
          <text:p/>
        </draw:line>
        <draw:frame draw:style-name="gr7" draw:text-style-name="P9" draw:layer="layout" svg:width="2.286cm" svg:height="1.27cm" svg:x="11.46cm" svg:y="14.99cm">
          <draw:text-box>
            <text:p text:style-name="P8"><text:span text:style-name="T1">x,y,z</text:span></text:p>
          </draw:text-box>
        </draw:frame>
        <draw:frame draw:style-name="gr7" draw:text-style-name="P7" draw:layer="layout" svg:width="2.286cm" svg:height="1.27cm" svg:x="16.26cm" svg:y="18.79cm">
          <draw:text-box>
            <text:p text:style-name="P6"><text:span text:style-name="T1">0x3c</text:span></text:p>
          </draw:text-box>
        </draw:frame>
        <draw:frame draw:style-name="gr7" draw:text-style-name="P7" draw:layer="layout" svg:width="2.286cm" svg:height="1.27cm" svg:x="16.26cm" svg:y="15.59cm">
          <draw:text-box>
            <text:p text:style-name="P6"><text:span text:style-name="T1">0x48</text:span></text:p>
          </draw:text-box>
        </draw:frame>
        <draw:line draw:style-name="gr15" draw:text-style-name="P1" draw:layer="layout" svg:x1="16.26cm" svg:y1="15.605cm" svg:x2="17.53cm" svg:y2="15.605cm">
          <text:p/>
        </draw:line>
        <draw:line draw:style-name="gr22" draw:text-style-name="P1" draw:layer="layout" svg:x1="17.53cm" svg:y1="15.63cm" svg:x2="17.53cm" svg:y2="12.43cm">
          <text:p/>
        </draw:line>
        <draw:frame draw:style-name="gr7" draw:text-style-name="P7" draw:layer="layout" svg:width="2.286cm" svg:height="1.27cm" svg:x="16.26cm" svg:y="14.462cm">
          <draw:text-box>
            <text:p text:style-name="P6"><text:span text:style-name="T1">rdy</text:span></text:p>
          </draw:text-box>
        </draw:frame>
        <draw:custom-shape draw:style-name="gr9" draw:text-style-name="P1" draw:layer="layout" svg:width="2.538cm" svg:height="2.569cm" svg:x="13.72cm" svg:y="37.80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374cm" svg:height="1.265cm" svg:x="13.778cm" svg:y="37.811cm">
          <draw:text-box>
            <text:p text:style-name="P2"><text:span text:style-name="T1">3.3V</text:span></text:p>
          </draw:text-box>
        </draw:frame>
        <draw:frame draw:style-name="gr10" draw:text-style-name="P5" draw:layer="layout" svg:width="2.374cm" svg:height="1.264cm" svg:x="13.779cm" svg:y="39.106cm">
          <draw:text-box>
            <text:p text:style-name="P2"><text:span text:style-name="T2">ATTINY13</text:span></text:p>
          </draw:text-box>
        </draw:frame>
        <draw:line draw:style-name="gr14" draw:text-style-name="P1" draw:layer="layout" svg:x1="16.252cm" svg:y1="38.423cm" svg:x2="22.578cm" svg:y2="38.443cm">
          <text:p/>
        </draw:line>
        <draw:frame draw:style-name="gr17" draw:text-style-name="P7" draw:layer="layout" svg:width="2.277cm" svg:height="1.264cm" svg:x="16.251cm" svg:y="37.193cm">
          <draw:text-box>
            <text:p text:style-name="P6"><text:span text:style-name="T1">ttyS2</text:span></text:p>
          </draw:text-box>
        </draw:frame>
        <draw:frame draw:style-name="gr7" draw:text-style-name="P3" draw:layer="layout" svg:width="2.383cm" svg:height="1.27cm" svg:x="24.025cm" svg:y="8.62cm">
          <draw:text-box>
            <text:p text:style-name="P2"><text:span text:style-name="T1">USB</text:span></text:p>
          </draw:text-box>
        </draw:frame>
        <draw:line draw:style-name="gr13" draw:text-style-name="P1" draw:layer="layout" svg:x1="25.15cm" svg:y1="37.78cm" svg:x2="25.11cm" svg:y2="9.891cm">
          <text:p/>
        </draw:line>
        <draw:line draw:style-name="gr14" draw:text-style-name="P1" draw:layer="layout" svg:x1="16.253cm" svg:y1="39.687cm" svg:x2="23.843cm" svg:y2="39.687cm">
          <text:p/>
        </draw:line>
        <draw:custom-shape draw:style-name="gr9" draw:text-style-name="P1" draw:layer="layout" svg:width="2.538cm" svg:height="2.569cm" svg:x="23.882cm" svg:y="37.80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374cm" svg:height="1.265cm" svg:x="23.94cm" svg:y="37.811cm">
          <draw:text-box>
            <text:p text:style-name="P2"><text:span text:style-name="T1">3.3</text:span><text:span text:style-name="T1">V</text:span></text:p>
          </draw:text-box>
        </draw:frame>
        <draw:frame draw:style-name="gr10" draw:text-style-name="P5" draw:layer="layout" svg:width="2.374cm" svg:height="1.264cm" svg:x="23.941cm" svg:y="39.106cm">
          <draw:text-box>
            <text:p text:style-name="P2"><text:span text:style-name="T2">USB</text:span><text:span text:style-name="T2">asp</text:span></text:p>
          </draw:text-box>
        </draw:frame>
        <draw:custom-shape draw:style-name="gr23" draw:text-style-name="P1" draw:layer="layout" svg:width="2.547cm" svg:height="2.54cm" svg:x="9.937cm" svg:y="30.18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9.878cm" svg:y="30.34cm">
          <draw:text-box>
            <text:p text:style-name="P2"><text:span text:style-name="T1">5V</text:span></text:p>
          </draw:text-box>
        </draw:frame>
        <draw:frame draw:style-name="gr2" draw:text-style-name="P3" draw:layer="layout" svg:width="2.383cm" svg:height="1.27cm" svg:x="9.879cm" svg:y="31.64cm">
          <draw:text-box>
            <text:p text:style-name="P2"><text:span text:style-name="T1">ESP32</text:span></text:p>
          </draw:text-box>
        </draw:frame>
        <draw:custom-shape draw:style-name="gr8" draw:text-style-name="P1" draw:layer="layout" svg:width="2.547cm" svg:height="2.58cm" svg:x="13.723cm" svg:y="22.5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13.781cm" svg:y="22.56cm">
          <draw:text-box>
            <text:p text:style-name="P2"><text:span text:style-name="T1">3.3V</text:span></text:p>
          </draw:text-box>
        </draw:frame>
        <draw:frame draw:style-name="gr2" draw:text-style-name="P5" draw:layer="layout" svg:width="2.383cm" svg:height="1.27cm" svg:x="13.782cm" svg:y="23.86cm">
          <draw:text-box>
            <text:p text:style-name="P4"><text:span text:style-name="T2">PORT-EXT.</text:span></text:p>
          </draw:text-box>
        </draw:frame>
        <draw:line draw:style-name="gr14" draw:text-style-name="P1" draw:layer="layout" svg:x1="16.25cm" svg:y1="23.83cm" svg:x2="20.07cm" svg:y2="23.84cm">
          <text:p/>
        </draw:line>
        <draw:line draw:style-name="gr16" draw:text-style-name="P1" draw:layer="layout" svg:x1="14.97cm" svg:y1="26.36cm" svg:x2="14.97cm" svg:y2="25.09cm">
          <text:p/>
        </draw:line>
        <draw:frame draw:style-name="gr7" draw:text-style-name="P7" draw:layer="layout" svg:width="2.286cm" svg:height="1.27cm" svg:x="16.26cm" svg:y="22.59cm">
          <draw:text-box>
            <text:p text:style-name="P6"><text:span text:style-name="T1">0x??</text:span></text:p>
          </draw:text-box>
        </draw:frame>
        <draw:line draw:style-name="gr15" draw:text-style-name="P10" draw:layer="layout" svg:x1="13.751cm" svg:y1="26.805cm" svg:x2="11.815cm" svg:y2="26.781cm">
          <text:p/>
        </draw:line>
        <draw:frame draw:style-name="gr7" draw:text-style-name="P9" draw:layer="layout" svg:width="1.423cm" svg:height="1.27cm" svg:x="12.323cm" svg:y="25.562cm">
          <draw:text-box>
            <text:p text:style-name="P8"><text:span text:style-name="T1">rst</text:span></text:p>
          </draw:text-box>
        </draw:frame>
        <draw:line draw:style-name="gr16" draw:text-style-name="P1" draw:layer="layout" svg:x1="8.62cm" svg:y1="37.83cm" svg:x2="8.62cm" svg:y2="6.08cm">
          <text:p/>
        </draw:line>
        <draw:frame draw:style-name="gr21" draw:text-style-name="P7" draw:layer="layout" svg:width="2.286cm" svg:height="1.265cm" svg:x="12.452cm" svg:y="30.21cm">
          <draw:text-box>
            <text:p text:style-name="P6"><text:span text:style-name="T1">uart</text:span></text:p>
          </draw:text-box>
        </draw:frame>
        <draw:line draw:style-name="gr14" draw:text-style-name="P1" draw:layer="layout" svg:x1="12.453cm" svg:y1="31.475cm" svg:x2="13.72cm" svg:y2="31.48cm">
          <text:p/>
        </draw:line>
        <draw:line draw:style-name="gr15" draw:text-style-name="P10" draw:layer="layout" svg:x1="11.851cm" svg:y1="30.21cm" svg:x2="11.851cm" svg:y2="23.859cm">
          <text:p/>
        </draw:line>
        <draw:line draw:style-name="gr22" draw:text-style-name="P1" draw:layer="layout" svg:x1="17.53cm" svg:y1="12.53cm" svg:x2="17.53cm" svg:y2="9.99cm">
          <text:p/>
        </draw:line>
        <draw:line draw:style-name="gr22" draw:text-style-name="P1" draw:layer="layout" svg:x1="11.84cm" svg:y1="23.86cm" svg:x2="13.72cm" svg:y2="23.86cm">
          <text:p/>
        </draw:line>
        <draw:frame draw:style-name="gr7" draw:text-style-name="P7" draw:layer="layout" svg:width="1.423cm" svg:height="1.27cm" svg:x="11.824cm" svg:y="28.862cm">
          <draw:text-box>
            <text:p text:style-name="P6"><text:span text:style-name="T1">rst,</text:span></text:p>
            <text:p text:style-name="P6"><text:span text:style-name="T1">io0</text:span></text:p>
          </draw:text-box>
        </draw:frame>
        <draw:frame draw:style-name="gr7" draw:text-style-name="P7" draw:layer="layout" svg:width="2.286cm" svg:height="1.673cm" svg:x="12.46cm" svg:y="10.759cm">
          <draw:text-box>
            <text:p text:style-name="P6"><text:span text:style-name="T1">d4-7,</text:span></text:p>
            <text:p text:style-name="P6"><text:span text:style-name="T1">en,</text:span></text:p>
            <text:p text:style-name="P6"><text:span text:style-name="T1">rst</text:span></text:p>
          </draw:text-box>
        </draw:frame>
        <draw:custom-shape draw:style-name="gr23" draw:text-style-name="P1" draw:layer="layout" svg:width="2.547cm" svg:height="2.54cm" svg:x="7.369cm" svg:y="37.8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7.31cm" svg:y="37.987cm">
          <draw:text-box>
            <text:p text:style-name="P2"><text:span text:style-name="T1">5V</text:span></text:p>
          </draw:text-box>
        </draw:frame>
        <draw:frame draw:style-name="gr2" draw:text-style-name="P5" draw:layer="layout" svg:width="2.383cm" svg:height="1.27cm" svg:x="7.311cm" svg:y="39.287cm">
          <draw:text-box>
            <text:p text:style-name="P4"><text:span text:style-name="T2">RASPI 2</text:span></text:p>
            <text:p text:style-name="P4"><text:span text:style-name="T2">Model B</text:span></text:p>
          </draw:text-box>
        </draw:frame>
        <draw:frame draw:style-name="gr24" draw:text-style-name="P2" draw:layer="layout" svg:width="17.78cm" svg:height="20.32cm" draw:transform="rotate (1.5707963267949) translate (34.02cm 31.48cm)">
          <draw:image xlink:href="Pictures/10000201000002680000030959EE7AADC550AE53.png" xlink:type="simple" xlink:show="embed" xlink:actuate="onLoad">
            <text:p/>
          </draw:image>
        </draw:frame>
        <draw:custom-shape draw:style-name="gr25" draw:text-style-name="P11" draw:layer="layout" svg:width="3.175cm" svg:height="6.645cm" svg:x="43.037cm" svg:y="1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3.175cm" svg:height="3.152cm" svg:x="38.437cm" svg:y="27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3.175cm" svg:height="3.152cm" svg:x="38.437cm" svg:y="23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2.512cm" svg:height="1.894cm" svg:x="38.8cm" svg:y="21.44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Square_20_45_20_unfilled" draw:display-name="Square 45 unfilled" svg:viewBox="0 0 3000 3000" svg:d="M1500 3000l-1500-1500 1500-1500 1500 1500zM1500 2715l-1215-1215 1215-1215 1215 1215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2-03T13:12:24.850428850</meta:creation-date>
    <dc:date>2024-01-17T21:50:22.566367352</dc:date>
    <meta:editing-duration>P7DT15H43M37S</meta:editing-duration>
    <meta:editing-cycles>16</meta:editing-cycles>
    <meta:generator>LibreOffice/6.0.7.3$Linux_X86_64 LibreOffice_project/00m0$Build-3</meta:generator>
    <meta:document-statistic meta:object-count="101"/>
  </office:meta>
</office:document-meta>
</file>